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msam10" svg:font-family="msam1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officeooo:rsid="001e330e" officeooo:paragraph-rsid="001e330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6pt" officeooo:rsid="001e330e" officeooo:paragraph-rsid="001e330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6pt" officeooo:rsid="001e6308" officeooo:paragraph-rsid="001e6308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6pt" officeooo:rsid="00202c81" officeooo:paragraph-rsid="00202c8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6pt" officeooo:rsid="00217bf6" officeooo:paragraph-rsid="00217bf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 fo:font-weight="bold" officeooo:rsid="001e330e" officeooo:paragraph-rsid="001e330e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6pt" fo:font-weight="normal" officeooo:rsid="00202c81" officeooo:paragraph-rsid="00202c8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5pt" officeooo:rsid="00217bf6" officeooo:paragraph-rsid="00217bf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5pt" officeooo:rsid="00217bf6" officeooo:paragraph-rsid="002372c5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5pt" officeooo:rsid="00217bf6" officeooo:paragraph-rsid="00252d22" style:font-size-asian="15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Sans" fo:font-size="15pt" officeooo:rsid="001e6308" officeooo:paragraph-rsid="001e6308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5pt" officeooo:rsid="001e6308" officeooo:paragraph-rsid="001e6308" style:font-size-asian="15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FreeSans" fo:font-size="15pt" officeooo:rsid="00202c81" officeooo:paragraph-rsid="00202c81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5pt" officeooo:rsid="00202c81" officeooo:paragraph-rsid="00202c81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5pt" officeooo:rsid="001e330e" officeooo:paragraph-rsid="001e6308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5pt" officeooo:rsid="00238314" officeooo:paragraph-rsid="00238314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5pt" officeooo:rsid="00252d22" officeooo:paragraph-rsid="00252d22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5pt" officeooo:rsid="00252d22" officeooo:paragraph-rsid="0026436c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5pt" officeooo:rsid="00271e95" officeooo:paragraph-rsid="00271e95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5pt" officeooo:rsid="00283de1" officeooo:paragraph-rsid="00283de1" style:font-size-asian="15pt" style:font-size-complex="15pt"/>
    </style:style>
    <style:style style:name="T1" style:family="text">
      <style:text-properties officeooo:rsid="001e6308"/>
    </style:style>
    <style:style style:name="T2" style:family="text">
      <style:text-properties officeooo:rsid="00202c81"/>
    </style:style>
    <style:style style:name="T3" style:family="text">
      <style:text-properties officeooo:rsid="00217bf6"/>
    </style:style>
    <style:style style:name="T4" style:family="text">
      <style:text-properties officeooo:rsid="002372c5"/>
    </style:style>
    <style:style style:name="T5" style:family="text">
      <style:text-properties officeooo:rsid="0026436c"/>
    </style:style>
    <style:style style:name="T6" style:family="text">
      <style:text-properties officeooo:rsid="00283d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aptive PID tuning using Recurrent Neural Networks</text:p>
      <text:p text:style-name="P1"/>
      <text:p text:style-name="P7">Robot description:</text:p>
      <text:p text:style-name="P14">The robot is an autonomous cart, used in industries and warehouses. The navigation is done using navigation stack in ROS, with a low level PID controller <text:span text:style-name="T3">using Arduino Mega 2560</text:span> for motors and IMU, XBOX kinect and odometry data as inputs. <text:s text:c="2"/></text:p>
      <text:p text:style-name="P4"/>
      <text:p text:style-name="P2">Problem analysis: </text:p>
      <text:p text:style-name="P15"><text:span text:style-name="T1">1. </text:span>The <text:span text:style-name="T1">low</text:span> level pid controller <text:span text:style-name="T1">parameters needs to be changed with respect to time according to the variation in the eternal factors like friction, battery level, slipping of wheels, etc.. </text:span></text:p>
      <text:p text:style-name="P12">2. Also, there is an angle drift in the movement of the bot during a straight line motion.</text:p>
      <text:p text:style-name="P12">3. A considerable delay is recorded in the step response of the motors due to which the time response parameters (time constant, settling time..) are greater than the expected.</text:p>
      <text:p text:style-name="P3"/>
      <text:p text:style-name="P3">Proposed <text:span text:style-name="T2">S</text:span>olution : </text:p>
      <text:p text:style-name="P3"/>
      <text:list xml:id="list3680458978866615596" text:style-name="L1">
        <text:list-item>
          <text:p text:style-name="P11"><text:s/>A PID auto tuning structure combined with system identication <text:s/>is proposed, in order to cater to the varying nature of the system.</text:p>
        </text:list-item>
        <text:list-item>
          <text:p text:style-name="P11">It consists of two neural networks <text:span text:style-name="T3">[1]</text:span>, one for system identification<text:span text:style-name="T2">(offline) </text:span>and the other for auto PID tuning<text:span text:style-name="T2">(online)</text:span>.</text:p>
        </text:list-item>
        <text:list-item>
          <text:p text:style-name="P13">Once the plant model has been identified, it is used as the system for real time tuning of the PID values.</text:p>
        </text:list-item>
      </text:list>
      <text:p text:style-name="P8"/>
      <text:p text:style-name="P5">Plant identification neural network <text:s/>:</text:p>
      <text:p text:style-name="P5"/>
      <text:p text:style-name="P8">The system is given a constant PWM input to identify the step response of the system</text:p>
      <text:p text:style-name="P8">A range of inputs are stored in an array with each having a delay of 50 milliseconds ( Update interval ).</text:p>
      <text:p text:style-name="P9">The output is calculated using Auto regressive moving average model [2] </text:p>
      <text:p text:style-name="P9"><text:span text:style-name="T4">Input nodes : </text:span></text:p>
      <text:p text:style-name="P9"><text:span text:style-name="T4">PWM value (step input), velocity value from the odometry data</text:span></text:p>
      <text:p text:style-name="P9"><text:span text:style-name="T4">Output nodes: </text:span></text:p>
      <text:p text:style-name="P9"><text:span text:style-name="T4">Gain (k) and time constant (tau) – considering the system to be first order</text:span></text:p>
      <text:p text:style-name="P9"><text:span text:style-name="T4">Hidden nodes: a and b layers (each with 6 nodes)</text:span></text:p>
      <text:p text:style-name="P16"><text:soft-page-break/>Activation function: hyperbolic tangent inverse function </text:p>
      <text:p text:style-name="P16"/>
      <text:p text:style-name="P10"><text:span text:style-name="T4">Neural network for auto tuning: </text:span></text:p>
      <text:p text:style-name="P10"/>
      <text:p text:style-name="P10"><text:span text:style-name="T4">Using neural network, estimate the Kp, Ki parameters real time</text:span></text:p>
      <text:p text:style-name="P16">Using the model obtained from plant identification neural network, second order system is obtained and velocity is calculated <text:span text:style-name="T5">[3]</text:span>.</text:p>
      <text:p text:style-name="P16">Input nodes: rise time (tr), settling time (ts), peak overshoot (eos)</text:p>
      <text:p text:style-name="P16">Output nodes: Kp, Ki</text:p>
      <text:p text:style-name="P16"/>
      <text:p text:style-name="P17">Problems to be solved: </text:p>
      <text:p text:style-name="P17"><text:span text:style-name="T6">Change in system behaviour</text:span> with respect to PWM should be addressed.</text:p>
      <text:p text:style-name="P17"/>
      <text:p text:style-name="P17">Possible solution: </text:p>
      <text:p text:style-name="P18">ANN can be used instead of RNN for plant identification so that a unified K and time constant for all PWM values is obtained. But due to computational inefficiency of Arduino, it should be implemented using a single board computer.</text:p>
      <text:p text:style-name="P18"/>
      <text:p text:style-name="P18"><text:span text:style-name="T5">Documentation: </text:span></text:p>
      <text:p text:style-name="P18"/>
      <text:p text:style-name="P18"><text:span text:style-name="T5">ml_trial7_final.ino <text:s text:c="8"/>– plant identification neural network </text:span></text:p>
      <text:p text:style-name="P19">outer_nn_dummy.ino <text:s/>– new version of auto tuning</text:p>
      <text:p text:style-name="P19">outer_nn.ino <text:s text:c="16"/>– old version of auto tuning </text:p>
      <text:p text:style-name="P19">pwm_vel_orig.ino <text:s text:c="7"/>– without PID velocity output</text:p>
      <text:p text:style-name="P19">ArduinoANN.ino <text:s text:c="9"/>– artificial neural network example</text:p>
      <text:p text:style-name="P20">result_finale.ods <text:s text:c="9"/>- output results for plant identification and tuning</text:p>
      <text:p text:style-name="P20"/>
      <text:p text:style-name="P20"/>
      <text:p text:style-name="P20">References:</text:p>
      <text:p text:style-name="P20">[1] <text:s/>Recurrent Neural Networks for PID Auto-tuning Adaptive Control and Identification of Nonlinear Systems Elias Reichensdörfer, Johannes Günther, Klaus Diepold</text:p>
      <text:p text:style-name="P20">[2] Approximating Transfer Functions using Neural Network Weights Tarek A. Tutunji Mechatronics Engineering Department Philadelphia University Amman, Jordan</text:p>
      <text:p text:style-name="P20">[3] Towards Explicit PID Control Tuning using Machine Learning Andrew Zulu, member, IEEE Department of Mechanical and Marine Engineering Namibia University of Science and Technology Windhoek, Namibia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msam10" svg:font-family="msam1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7:45:43.679803330</meta:creation-date>
    <dc:date>2018-12-27T19:27:23.608329936</dc:date>
    <meta:editing-duration>PT37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503" meta:character-count="3292" meta:non-whitespace-character-count="2756"/>
  </office:meta>
</office:document-meta>
</file>